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bac5" officeooo:paragraph-rsid="0004b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lman-Ford : </text:p>
      <text:p text:style-name="P1"><text:tab/>Pour chaque arête si la source n’est pas à l’infini :</text:p>
      <text:p text:style-name="P1"><text:tab/><text:tab/>On relache l’arê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3:56:22.166264756</meta:creation-date>
    <dc:date>2024-06-13T14:03:35.639077353</dc:date>
    <meta:editing-duration>PT7M14S</meta:editing-duration>
    <meta:editing-cycles>1</meta:editing-cycles>
    <meta:document-statistic meta:table-count="0" meta:image-count="0" meta:object-count="0" meta:page-count="1" meta:paragraph-count="3" meta:word-count="16" meta:character-count="90" meta:non-whitespace-character-count="73"/>
    <meta:generator>LibreOffice/7.6.7.2$Linux_X86_64 LibreOffice_project/60$Build-2</meta:generator>
  </office:meta>
</office:document-meta>
</file>